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fo:color="#CCCCCC" style:font-name="Consolas" style:font-name-asian="Consolas" style:font-name-complex="Consolas" fo:font-size="8pt" style:font-size-asian="8pt" style:font-size-complex="8pt" style:font-family-generic="modern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T1" style:family="text" style:parent-style-name="Default">
      <style:text-properties fo:color="#CCCCCC" style:text-line-through-style="none" style:font-name="Consolas" style:font-name-asian="Consolas" style:font-name-complex="Consolas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2" style:family="text" style:parent-style-name="Default">
      <style:text-properties fo:color="#9CDCFE" style:text-line-through-style="none" style:font-name="Consolas" style:font-name-asian="Consolas" style:font-name-complex="Consolas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3" style:family="text" style:parent-style-name="Default">
      <style:text-properties fo:color="#B5CEA8" style:text-line-through-style="none" style:font-name="Consolas" style:font-name-asian="Consolas" style:font-name-complex="Consolas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lha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 table:style-name="ce1">
            <draw:frame draw:z-index="3" draw:id="id2" draw:style-name="a2" draw:name="Gráfico 4" svg:x="0.26931in" svg:y="0.09553in" svg:width="2.77928in" svg:height="2.9654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2">
            <text:p> <text:s/><text:span text:style-name="T2">"2021"</text:span>:<text:s/><text:span text:style-name="T3">18</text:span>,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office:value-type="float" office:value="3" table:style-name="ce1">
            <text:p>3</text:p>
          </table:table-cell>
          <table:table-cell table:number-columns-repeated="19" table:style-name="ce1"/>
          <table:table-cell table:style-name="ce1">
            <draw:frame draw:z-index="5" draw:id="id4" draw:style-name="a4" draw:name="Gráfico 5" svg:x="0.46591in" svg:y="0.15909in" svg:width="4.99105in" svg:height="3.06996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58"/>
        </table:table-row>
        <table:table-row table:style-name="ro1">
          <table:table-cell table:number-columns-repeated="2"/>
          <table:table-cell office:value-type="string" table:style-name="ce2">
            <text:p>   <text:s/><text:span text:style-name="T2">"2022"</text:span>:<text:s/><text:span text:style-name="T3">25</text:span>,</text:p>
          </table:table-cell>
          <table:table-cell table:style-name="ce1"/>
          <table:table-cell office:value-type="float" office:value="2019" table:style-name="ce1">
            <text:p>2019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string" table:style-name="ce2">
            <text:p>   <text:s/><text:span text:style-name="T2">"2023"</text:span>:<text:s/><text:span text:style-name="T3">4</text:span>,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7" table:style-name="ce1">
            <text:p>7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string" table:style-name="ce2">
            <text:p>   <text:s/><text:span text:style-name="T2">"2020"</text:span>:<text:s/><text:span text:style-name="T3">7</text:span>,</text:p>
          </table:table-cell>
          <table:table-cell table:style-name="ce1"/>
          <table:table-cell office:value-type="float" office:value="2021" table:style-name="ce1">
            <text:p>2021</text:p>
          </table:table-cell>
          <table:table-cell office:value-type="float" office:value="18" table:style-name="ce1">
            <text:p>18</text:p>
          </table:table-cell>
          <table:table-cell table:number-columns-repeated="12" table:style-name="ce1"/>
          <table:table-cell table:style-name="ce3"/>
          <table:table-cell table:number-columns-repeated="2" table:style-name="ce1"/>
          <table:table-cell office:value-type="string" table:style-name="ce1">
            <text:p>Symbolic Representation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table:number-columns-repeated="16359"/>
        </table:table-row>
        <table:table-row table:style-name="ro1">
          <table:table-cell table:number-columns-repeated="2"/>
          <table:table-cell office:value-type="string" table:style-name="ce2">
            <text:p>   <text:s/><text:span text:style-name="T2">"2019"</text:span>:<text:s/><text:span text:style-name="T3">2</text:span>,</text:p>
          </table:table-cell>
          <table:table-cell table:style-name="ce1"/>
          <table:table-cell office:value-type="float" office:value="2022" table:style-name="ce1">
            <text:p>2022</text:p>
          </table:table-cell>
          <table:table-cell office:value-type="float" office:value="25" table:style-name="ce1">
            <text:p>25</text:p>
          </table:table-cell>
          <table:table-cell table:number-columns-repeated="15" table:style-name="ce1"/>
          <table:table-cell office:value-type="string" table:style-name="ce1">
            <text:p>Waveform Representation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table:number-columns-repeated="16359"/>
        </table:table-row>
        <table:table-row table:style-name="ro1">
          <table:table-cell table:number-columns-repeated="2"/>
          <table:table-cell office:value-type="string" table:style-name="ce2">
            <text:p>   <text:s/><text:span text:style-name="T2">"2018"</text:span>:<text:s/><text:span text:style-name="T3">3</text:span></text:p>
          </table:table-cell>
          <table:table-cell table:style-name="ce1"/>
          <table:table-cell office:value-type="float" office:value="2023" table:style-name="ce1">
            <text:p>2023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   <text:s/><text:span text:style-name="T2">"ArXiv"</text:span>:<text:s/><text:span text:style-name="T3">18</text:span>,</text:p>
          </table:table-cell>
          <table:table-cell table:style-name="ce1"/>
          <table:table-cell office:value-type="string" table:style-name="ce1">
            <text:p>ArXiv</text:p>
          </table:table-cell>
          <table:table-cell office:value-type="float" office:value="18" table:style-name="ce1">
            <text:p>18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string" table:style-name="ce2">
            <text:p>   <text:s/><text:span text:style-name="T2">"IEEE Xplore"</text:span>:<text:s/><text:span text:style-name="T3">20</text:span>,</text:p>
          </table:table-cell>
          <table:table-cell table:style-name="ce1"/>
          <table:table-cell office:value-type="string" table:style-name="ce1">
            <text:p>IEEE Xplore</text:p>
          </table:table-cell>
          <table:table-cell office:value-type="float" office:value="20" table:style-name="ce1">
            <text:p>20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string" table:style-name="ce2">
            <text:p>   <text:s/><text:span text:style-name="T2">"Science Direct"</text:span>:<text:s/><text:span text:style-name="T3">7</text:span>,</text:p>
          </table:table-cell>
          <table:table-cell table:style-name="ce1"/>
          <table:table-cell office:value-type="string" table:style-name="ce1">
            <text:p>Science Direct</text:p>
          </table:table-cell>
          <table:table-cell office:value-type="float" office:value="7" table:style-name="ce1">
            <text:p>7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string" table:style-name="ce2">
            <text:p>   <text:s/><text:span text:style-name="T2">"Springer"</text:span>:<text:s/><text:span text:style-name="T3">14</text:span></text:p>
          </table:table-cell>
          <table:table-cell table:style-name="ce1"/>
          <table:table-cell office:value-type="string" table:style-name="ce1">
            <text:p>Springer</text:p>
          </table:table-cell>
          <table:table-cell office:value-type="float" office:value="14" table:style-name="ce1">
            <text:p>14</text:p>
          </table:table-cell>
          <table:table-cell table:number-columns-repeated="16378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1">
            <draw:frame draw:z-index="2" draw:id="id1" draw:style-name="a1" draw:name="Gráfico 3" svg:x="0.07911in" svg:y="0.17721in" svg:width="5.02304in" svg:height="3.00786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0"/>
          <table:table-cell table:number-columns-repeated="1636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1">
            <draw:frame draw:z-index="1" draw:id="id0" draw:style-name="a0" draw:name="Gráfico 2" svg:x="0.04227in" svg:y="0.16063in" svg:width="5.02518in" svg:height="2.9344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0"/>
          <table:table-cell table:number-columns-repeated="1636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8"/>
          <table:table-cell table:number-columns-repeated="3" table:style-name="ce1"/>
          <table:table-cell table:style-name="ce1">
            <draw:frame draw:z-index="4" draw:id="id3" draw:style-name="a3" draw:name="Gráfico 4" svg:x="0.53333in" svg:y="0.1in" svg:width="5.01947in" svg:height="3.01095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8"/>
          <table:table-cell office:value-type="string" table:style-name="ce1">
            <text:p>Total<text:s/></text:p>
          </table:table-cell>
          <table:table-cell table:style-name="ce1"/>
          <table:table-cell office:value-type="float" office:value="59" table:style-name="ce1">
            <text:p>59</text:p>
          </table:table-cell>
          <table:table-cell table:number-columns-repeated="16363"/>
        </table:table-row>
        <table:table-row table:style-name="ro1">
          <table:table-cell table:number-columns-repeated="18"/>
          <table:table-cell office:value-type="string" table:style-name="ce1">
            <text:p>evaluation considerations</text:p>
          </table:table-cell>
          <table:table-cell table:style-name="ce1"/>
          <table:table-cell office:value-type="float" office:value="49" table:style-name="ce1">
            <text:p>49</text:p>
          </table:table-cell>
          <table:table-cell table:number-columns-repeated="16363"/>
        </table:table-row>
        <table:table-row table:style-name="ro1">
          <table:table-cell table:number-columns-repeated="18"/>
          <table:table-cell office:value-type="string" table:style-name="ce1">
            <text:p>subject evaluation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63"/>
        </table:table-row>
        <table:table-row table:style-name="ro1">
          <table:table-cell table:number-columns-repeated="18"/>
          <table:table-cell office:value-type="string" table:style-name="ce1">
            <text:p>objective evaluation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63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onsolas" svg:font-family="Consolas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henrique parola</meta:initial-creator>
    <dc:creator>henrique parola</dc:creator>
    <meta:creation-date>2023-03-13T16:06:33Z</meta:creation-date>
    <dc:date>2023-03-15T20:02:3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connect-bars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1.2818110236221pt" svg:width="361.8129133858268pt" chart:style-name="Crt0">
        <chart:title chart:style-name="CT00">
          <text:p text:style-name="a0" text:class-names="" text:cond-style-name="">Título do Gráfico</text:p>
        </chart:title>
        <chart:legend chart:legend-position="bottom" chart:legend-align="center" chart:style-name="Lgnd"/>
        <chart:plot-area chart:style-name="Plt0">
          <chart:axis chart:dimension="x"/>
          <chart:axis chart:dimension="y"/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.00694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4472c4" draw:opacity="100%" draw:stroke="none"/>
    </style:style>
    <style:style style:family="chart" style:name="G0S0P1">
      <style:graphic-properties draw:fill="solid" draw:fill-color="#ed7d31" draw:opacity="100%" draw:stroke="none"/>
    </style:style>
    <style:style style:family="chart" style:name="G0S0P2">
      <style:graphic-properties draw:fill="solid" draw:fill-color="#a5a5a5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ffc000" draw:opacity="100%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avoid-overlap" chart:data-label-series="false">
        <chart:label-separator>
          <text:p text:style-name="a1" text:class-names="" text:cond-style-name=""/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.0069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216.565905511811pt" svg:width="361.6588188976378pt" chart:style-name="Crt0">
        <chart:title chart:style-name="CT00">
          <text:p text:style-name="a0" text:class-names="" text:cond-style-name="">Databases</text:p>
        </chart:title>
        <chart:legend chart:legend-position="top" chart:legend-align="center" chart:style-name="Lgnd"/>
        <chart:plot-area chart:style-name="Plt0">
          <chart:axis chart:dimension="x">
            <chart:categories table:cell-range-address="Folha1.$E$10:.$E$13"/>
          </chart:axis>
          <chart:axis chart:dimension="y"/>
          <chart:series chart:values-cell-range-address="Folha1.$F$10:.$F$1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70ad47" draw:opacity="100%" draw:stroke="none"/>
    </style:style>
    <style:style style:family="chart" style:name="G0S0P1">
      <style:graphic-properties draw:fill="solid" draw:fill-color="#5b9bd5" draw:opacity="100%" draw:stroke="none"/>
    </style:style>
    <style:style style:family="chart" style:name="G0S0P2">
      <style:graphic-properties draw:fill="solid" draw:fill-color="#ffc000" draw:opacity="100%" draw:stroke="none"/>
    </style:style>
    <style:style style:family="chart" style:name="Axs0" style:data-style-name="N0">
      <style:chart-properties chart:gap-width="182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43682b" draw:opacity="100%" draw:stroke="none"/>
    </style:style>
    <style:style style:family="chart" style:name="G0S0P4">
      <style:graphic-properties draw:fill="solid" draw:fill-color="#255e91" draw:opacity="100%" draw:stroke="non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G0S0P5">
      <style:graphic-properties draw:fill="solid" draw:fill-color="#997300" draw:opacity="100%" draw:stroke="non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</office:automatic-styles>
  <office:body>
    <office:chart>
      <chart:chart chart:class="chart:bar" svg:height="213.5087401574803pt" svg:width="200.1081102362205pt" chart:style-name="Crt0">
        <chart:title chart:style-name="CT00">
          <text:p text:style-name="a0" text:class-names="" text:cond-style-name="">Papers by year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olha1.$E$3:.$E$8"/>
          </chart:axis>
          <chart:series chart:values-cell-range-address="Folha1.$F$3:.$F$8" chart:class="chart:bar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ed7d31" draw:opacity="100%" draw:stroke="none"/>
    </style:style>
    <style:style style:family="chart" style:name="G0S0P1">
      <style:graphic-properties draw:fill="solid" draw:fill-color="#ffc000" draw:opacity="100%" draw:stroke="none"/>
    </style:style>
    <style:style style:family="chart" style:name="G0S0P2">
      <style:graphic-properties draw:fill="solid" draw:fill-color="#70ad47" draw:opacity="100%" draw:stroke="non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9e480e" draw:opacity="100%" draw:stroke="non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6.788346456693pt" svg:width="361.401811023622pt" chart:style-name="Crt0">
        <chart:title chart:style-name="CT00">
          <text:p text:style-name="a0" text:class-names="" text:cond-style-name="">Results Evaluations in Studies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olha1.$S$25:.$S$28"/>
          </chart:axis>
          <chart:series chart:values-cell-range-address="Folha1.$U$25:.$U$28" chart:class="chart:bar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.00694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false" chart:data-label-symbol="false" chart:label-position="inside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.0069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>
      <style:graphic-properties draw:fill="solid" draw:fill-color="#ed7d31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ffc000" draw:opacity="100%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221.0371653543307pt" svg:width="359.3556692913385pt" chart:style-name="Crt0">
        <chart:title chart:style-name="CT00">
          <text:p text:style-name="a0" text:class-names="" text:cond-style-name="">Music Representation</text:p>
        </chart:title>
        <chart:legend chart:legend-position="top" chart:legend-align="center" chart:style-name="Lgnd"/>
        <chart:plot-area chart:style-name="Plt0">
          <chart:axis chart:dimension="x">
            <chart:categories table:cell-range-address="Folha1.$V$6:.$W$7"/>
          </chart:axis>
          <chart:axis chart:dimension="y"/>
          <chart:series chart:values-cell-range-address="Folha1.$Y$6:.$Y$7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